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2880247C1ED0732CD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cm" svg:x="1.068cm" svg:y="1.044cm">
          <draw:image xlink:href="Pictures/10000201000002B3000002880247C1ED0732CD6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2-09-20T15:27:30.220482407</dc:date>
    <meta:editing-cycles>29</meta:editing-cycles>
    <meta:editing-duration>PT1H23M4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